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mon_cours"/>mon_cours<text:bookmark-end text:name="mon_cours"/></text:h>
      <text:p text:style-name="First_20_paragraph">premier cours avec Li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3-27T08:29:14Z</meta:creation-date>
    <dc:date>2025-03-27T08:29:14Z</dc:date>
  </office:meta>
</office:document-meta>
</file>